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style:font-name="Times New Roman" fo:font-size="12pt" style:text-underline-style="none" style:font-size-asian="12pt" style:font-size-complex="12pt"/>
    </style:style>
    <style:style style:name="P9" style:family="paragraph" style:parent-style-name="Standard">
      <style:paragraph-properties fo:margin-top="0mm" fo:margin-bottom="0mm"/>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3" style:family="paragraph" style:parent-style-name="Contents_20_2">
      <style:paragraph-properties>
        <style:tab-stops>
          <style:tab-stop style:position="155.01mm" style:type="right" style:leader-style="dotted" style:leader-text="."/>
        </style:tab-stops>
      </style:paragraph-properties>
    </style:style>
    <style:style style:name="P14" style:family="paragraph" style:parent-style-name="seznam_20_literatury">
      <style:text-properties style:font-name="Times New Roman" fo:font-size="10pt" style:font-size-asian="10pt" style:font-size-complex="10pt"/>
    </style:style>
    <style:style style:name="P15" style:family="paragraph" style:parent-style-name="seznam_20_literatury">
      <style:text-properties fo:font-variant="normal" fo:text-transform="none" fo:color="#000000" style:font-name="Times New Roman" fo:font-size="10pt" fo:letter-spacing="normal" fo:font-style="normal" fo:font-weight="normal" style:font-size-asian="10pt" style:font-size-complex="10pt"/>
    </style:style>
    <style:style style:name="P16" style:family="paragraph" style:parent-style-name="Contents_20_4">
      <style:paragraph-properties>
        <style:tab-stops>
          <style:tab-stop style:position="145.03mm" style:type="right" style:leader-style="dotted" style:leader-text="."/>
        </style:tab-stops>
      </style:paragraph-properties>
    </style:style>
    <style:style style:name="P17" style:family="paragraph" style:parent-style-name="Contents_20_3">
      <style:paragraph-properties>
        <style:tab-stops>
          <style:tab-stop style:position="150.02mm" style:type="right" style:leader-style="dotted" style:leader-text="."/>
        </style:tab-stops>
      </style:paragraph-properties>
    </style:style>
    <style:style style:name="P18" style:family="paragraph" style:parent-style-name="Footnot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9" style:family="paragraph" style:parent-style-name="Text_20_body" style:list-style-name="">
      <style:paragraph-properties fo:margin-left="0mm" fo:margin-right="0mm" fo:text-indent="0mm" style:auto-text-indent="false"/>
    </style:style>
    <style:style style:name="P20" style:family="paragraph" style:parent-style-name="Text_20_body" style:list-style-name="L1"/>
    <style:style style:name="P21" style:family="paragraph" style:parent-style-name="Text_20_body" style:list-style-name="L1">
      <style:text-properties fo:font-style="normal" style:text-underline-style="none" style:font-style-asian="normal" style:font-style-complex="normal"/>
    </style:style>
    <style:style style:name="P22" style:family="paragraph" style:parent-style-name="Text_20_body">
      <style:text-properties style:text-underline-style="none"/>
    </style:style>
    <style:style style:name="P23" style:family="paragraph" style:parent-style-name="Heading_20_1">
      <style:paragraph-properties fo:break-before="page"/>
    </style:style>
    <style:style style:name="P24" style:family="paragraph" style:parent-style-name="Heading_20_3">
      <style:text-properties style:text-underline-style="none"/>
    </style:style>
    <style:style style:name="P25" style:family="paragraph" style:parent-style-name="Heading_20_2">
      <style:paragraph-properties fo:break-before="page"/>
    </style:style>
    <style:style style:name="P26" style:family="paragraph" style:parent-style-name="Contents_20_1">
      <style:paragraph-properties>
        <style:tab-stops>
          <style:tab-stop style:position="159mm" style:type="right" style:leader-style="dotted" style:leader-text="."/>
        </style:tab-stops>
      </style:paragraph-properties>
    </style:style>
    <style:style style:name="P27" style:family="paragraph" style:parent-style-name="Heading_20_4">
      <style:text-properties style:text-underline-style="none"/>
    </style:style>
    <style:style style:name="P28" style:family="paragraph" style:parent-style-name="List_20_1">
      <style:text-properties fo:font-weight="normal" style:font-weight-asian="normal" style:font-weight-complex="normal"/>
    </style:style>
    <style:style style:name="P29" style:family="paragraph" style:parent-style-name="List_20_1">
      <style:text-properties style:text-underline-style="none"/>
    </style:style>
    <style:style style:name="P30" style:family="paragraph" style:parent-style-name="List_20_1">
      <style:text-properties style:text-underline-style="none" fo:font-weight="normal" style:font-weight-asian="normal" style:font-weight-complex="normal"/>
    </style:style>
    <style:style style:name="P31" style:family="paragraph" style:parent-style-name="List_20_1">
      <style:text-properties style:text-underline-style="none" fo:font-weight="bol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style:use-window-font-color="true" style:font-name="Times New Roman" fo:letter-spacing="normal" fo:font-style="normal" fo:font-weight="normal"/>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color="#000000" style:font-name="Times New Roman" fo:font-size="10pt" fo:letter-spacing="normal" fo:font-style="normal" fo:font-weight="normal" style:font-size-asian="10pt" style:font-size-complex="10pt"/>
    </style:style>
    <style:style style:name="T1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italic" fo:font-weight="normal"/>
    </style:style>
    <style:style style:name="T20" style:family="text">
      <style:text-properties style:use-window-font-color="true" style:font-name="Times New Roman"/>
    </style:style>
    <style:style style:name="T21" style:family="text">
      <style:text-properties style:use-window-font-color="true" style:font-name="Times New Roman" fo:font-weight="normal" style:font-weight-asian="normal" style:font-weight-complex="normal"/>
    </style:style>
    <style:style style:name="T22" style:family="text">
      <style:text-properties fo:font-size="12pt" style:font-size-asian="12pt" style:font-size-complex="12pt"/>
    </style:style>
    <style:style style:name="T23" style:family="text">
      <style:text-properties fo:font-weight="bold" style:font-weight-asian="bold" style:font-weight-complex="bold"/>
    </style:style>
    <style:style style:name="T24" style:family="text">
      <style:text-properties style:font-name="Times New Roman" fo:font-size="10pt" style:font-size-asian="10pt" style:font-size-complex="10pt"/>
    </style:style>
    <style:style style:name="T25" style:family="text">
      <style:text-properties style:font-name="Times New Roman" fo:font-size="12pt" style:text-underline-style="none" style:font-size-asian="12pt" style:font-size-complex="12pt"/>
    </style:style>
    <style:style style:name="T26" style:family="text">
      <style:text-properties style:font-name="Times New Roman" fo:font-size="12pt" style:text-underline-style="none" fo:font-weight="bold" style:font-size-asian="12pt" style:font-weight-asian="bold" style:font-size-complex="12pt" style:font-weight-complex="bold"/>
    </style:style>
    <style:style style:name="T27" style:family="text">
      <style:text-properties style:font-name="Times New Roman" fo:font-size="12pt" style:text-underline-style="none" fo:font-weight="normal" style:font-size-asian="12pt" style:font-weight-asian="normal" style:font-size-complex="12pt" style:font-weight-complex="normal"/>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47mm" fo:text-indent="-6.35mm" fo:margin-left="24.4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2mm" fo:text-indent="-6.35mm" fo:margin-left="30.82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7mm" fo:text-indent="-6.35mm" fo:margin-left="37.17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mm" fo:text-indent="-6.35mm" fo:margin-left="43.52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7mm" fo:text-indent="-6.35mm" fo:margin-left="49.87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2mm" fo:text-indent="-6.35mm" fo:margin-left="56.2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7mm" fo:text-indent="-6.35mm" fo:margin-left="62.57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2mm" fo:text-indent="-6.35mm" fo:margin-left="68.9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7mm" fo:text-indent="-6.35mm" fo:margin-left="75.2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2mm" fo:text-indent="-6.35mm" fo:margin-left="81.62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1416473043" text:style-name="List_20_1">
            <text:list-item>
              <text:p text:style-name="P26">Obsah<text:tab/>1</text:p>
            </text:list-item>
            <text:list-item>
              <text:p text:style-name="P26">1 Úvod<text:tab/>4</text:p>
            </text:list-item>
            <text:list-item>
              <text:p text:style-name="P26">2 WebArchiv<text:tab/>5</text:p>
            </text:list-item>
          </text:list>
          <text:p text:style-name="P13">2.1 O WebArchivu<text:tab/>5</text:p>
          <text:p text:style-name="P13">2.2 Vývoj projektu<text:tab/>6</text:p>
          <text:p text:style-name="P17">2.2.1 Rok 2000<text:tab/>6</text:p>
          <text:p text:style-name="P17">2.2.2 Rok 2001<text:tab/>6</text:p>
          <text:p text:style-name="P17">2.2.3 Rok 2002<text:tab/>6</text:p>
          <text:p text:style-name="P17">2.2.4 Rok 2003<text:tab/>7</text:p>
          <text:p text:style-name="P17">2.2.5 Rok 2004<text:tab/>7</text:p>
          <text:p text:style-name="P17">2.2.6 Rok 2005<text:tab/>7</text:p>
          <text:p text:style-name="P17">2.2.7 Rok 2006<text:tab/>7</text:p>
          <text:p text:style-name="P17">2.2.8 Rok 2007<text:tab/>8</text:p>
          <text:p text:style-name="P17">2.2.9 Rok 2008<text:tab/>8</text:p>
          <text:p text:style-name="P17">2.2.10 Rok 2009<text:tab/>9</text:p>
          <text:p text:style-name="P17">2.2.11 Rok 2010<text:tab/>9</text:p>
          <text:p text:style-name="P17">2.2.12 Rok 2011<text:tab/>9</text:p>
          <text:p text:style-name="P13">2.3 Současný obsah databáze<text:tab/>10</text:p>
          <text:p text:style-name="P13">2.4 Další informace o projektu<text:tab/>11</text:p>
          <text:p text:style-name="P17">2.4.1 Creative Commons<text:tab/>11</text:p>
          <text:p text:style-name="P17">2.4.2 Partneři projektu<text:tab/>11</text:p>
          <text:p text:style-name="P17">2.4.3 Nasmlouvané webové zdroje<text:tab/>12</text:p>
          <text:p text:style-name="P17">2.4.4 Internet Archive<text:tab/>12</text:p>
          <text:p text:style-name="P17">2.4.5 Další spolupráce<text:tab/>13</text:p>
          <text:p text:style-name="P17">2.4.6 Dostupnost informací<text:tab/>13</text:p>
          <text:p text:style-name="P17">2.4.7 Kritéria výběru webových zdrojů<text:tab/>14</text:p>
          <text:p text:style-name="P16">2.4.7.1 Plošná archivace – harvesting<text:tab/>14</text:p>
          <text:p text:style-name="P16">2.4.7.2 Výběrový přístup – konspekt<text:tab/>14</text:p>
          <text:p text:style-name="P16">2.4.7.3 Tematické sbírky<text:tab/>15</text:p>
          <text:p text:style-name="P13">2.5 Starší práce na téma WebArchiv<text:tab/>16</text:p>
          <text:p text:style-name="P17">2.5.1 Systém pro správu procesu archivace webových informačních zdrojů<text:tab/>16</text:p>
          <text:p text:style-name="P17">2.5.2 Identifikace a omezení přístupu k „nevhodným“ stránkám ve webovém archivu<text:tab/>16</text:p>
          <text:p text:style-name="P17">2.5.3 Rozpoznání a archivace českého webu mimo národní doménu<text:tab/>16</text:p>
          <text:p text:style-name="P17">2.5.4 Implementace OAI-PMH pro český WebArchiv<text:tab/>17</text:p>
          <text:p text:style-name="P17">2.5.5 Bibliografický popis elektronických online zdrojů v zahraniční a domácí katalogizační praxi<text:tab/>17</text:p>
          <text:p text:style-name="P17">2.5.6 Zpřístupnění archivu českého webu<text:tab/>17</text:p>
          <text:p text:style-name="P17">2.5.5 Strategie archivace elektronických online zdrojů a politika jejich výběru do digitálního archivu (se zaměřením na český systém WebArchiv)<text:tab/>18</text:p>
          <text:p text:style-name="P13">2.6 Nástroje související s projektem WebArchiv<text:tab/>19</text:p>
          <text:p text:style-name="P17">2.6.1 APACHE TOMCAT<text:tab/>19</text:p>
          <text:p text:style-name="P17">2.6.2 ARCRetriever<text:tab/>19</text:p>
          <text:p text:style-name="P17">2.6.3 DeDuplicator<text:tab/>19</text:p>
          <text:p text:style-name="P17">2.6.4 Generátor URN<text:tab/>19</text:p>
          <text:p text:style-name="P17"><text:soft-page-break/>2.6.5 HERITRIX<text:tab/>19</text:p>
          <text:p text:style-name="P17">2.6.6 ImpEval <text:tab/>20</text:p>
          <text:p text:style-name="P17">2.6.7 NutchWAX<text:tab/>20</text:p>
          <text:p text:style-name="P17">2.6.8 WA ADMIN<text:tab/>20</text:p>
          <text:p text:style-name="P17">2.6.9 WA-CZ<text:tab/>20</text:p>
          <text:p text:style-name="P17">2.6.10 Wayback<text:tab/>20</text:p>
          <text:p text:style-name="P17">2.6.11 WebAnalyzer<text:tab/>21</text:p>
          <text:p text:style-name="P17">2.6.12 Web Curator Tool<text:tab/>21</text:p>
          <text:list xml:id="list1908327045" text:continue-numbering="true" text:style-name="List_20_1">
            <text:list-item>
              <text:p text:style-name="P26">3 Archivační formáty<text:tab/>22</text:p>
            </text:list-item>
          </text:list>
          <text:p text:style-name="P13">3.1 Úvod<text:tab/>22</text:p>
          <text:p text:style-name="P13">3.2 Formát nedlib<text:tab/>23</text:p>
          <text:p text:style-name="P17">3.2.1 Popis standardu nedlib<text:tab/>23</text:p>
          <text:p text:style-name="P17">3.2.2 Výhody nedlib pro WebArchiv<text:tab/>23</text:p>
          <text:p text:style-name="P17">3.2.3 Nevýhody nedlib pro WebArchiv<text:tab/>23</text:p>
          <text:p text:style-name="P17">3.2.4 Užití v praxi ve WebArchivu<text:tab/>23</text:p>
          <text:p text:style-name="P13">3.3 Formát arc<text:tab/>24</text:p>
          <text:p text:style-name="P17">3.3.1 Popis standardu arc<text:tab/>24</text:p>
          <text:p text:style-name="P17">3.3.2 Výhody arc pro WebArchiv<text:tab/>24</text:p>
          <text:p text:style-name="P17">3.3.3 Nevýhody arc pro WebArchiv<text:tab/>24</text:p>
          <text:p text:style-name="P17">3.3.4 Užití v praxi ve WebArchivu<text:tab/>25</text:p>
          <text:p text:style-name="P13">3.4 Formát warc<text:tab/>26</text:p>
          <text:p text:style-name="P17">3.4.1 Úvod<text:tab/>26</text:p>
          <text:p text:style-name="P17">3.4.2 Popis standardu warc<text:tab/>26</text:p>
          <text:p text:style-name="P17">3.4.3 Výhody warc pro WebArchiv<text:tab/>28</text:p>
          <text:p text:style-name="P17">3.4.4 Nevýhody warc pro WebArchiv<text:tab/>29</text:p>
          <text:p text:style-name="P17">3.4.5 Plánované využití<text:tab/>29</text:p>
          <text:p text:style-name="P17">3.4.6 Deduplikace souborů<text:tab/>29</text:p>
          <text:list xml:id="list1883093694" text:continue-numbering="true" text:style-name="List_20_1">
            <text:list-item>
              <text:p text:style-name="P26">4 Migrace archivu z formátu arc do formátu warc<text:tab/>30</text:p>
            </text:list-item>
          </text:list>
          <text:p text:style-name="P13">4.1 O migraci<text:tab/>30</text:p>
          <text:p text:style-name="P17">4.1.1 Úvod<text:tab/>30</text:p>
          <text:p text:style-name="P17">4.1.2 Britská knihovna<text:tab/>30</text:p>
          <text:p text:style-name="P13">4.2 Použité nástroje<text:tab/>31</text:p>
          <text:p text:style-name="P17">4.2.1 JHOVE<text:tab/>31</text:p>
          <text:p text:style-name="P17">4.2.2 JHOVE2<text:tab/>31</text:p>
          <text:p text:style-name="P16">4.2.2.1 Úvod<text:tab/>31</text:p>
          <text:p text:style-name="P16">4.2.2.2 Podrobnější informace<text:tab/>32</text:p>
          <text:p text:style-name="P17">4.2.3 Jpype<text:tab/>34</text:p>
          <text:p text:style-name="P13">4.3 Testování migračních nástrojů<text:tab/>35</text:p>
          <text:p text:style-name="P17">4.3.1 WARC-TOOLS<text:tab/>35</text:p>
          <text:p text:style-name="P16">4.3.1.1 Kompatibilita s ostatními nástroji<text:tab/>35</text:p>
          <text:p text:style-name="P16">4.3.1.2 Další parametry<text:tab/>36</text:p>
          <text:p text:style-name="P17">4.3.2 WARC-TOOLS / hanzo<text:tab/>36</text:p>
          <text:p text:style-name="P16">4.3.2.1 Kompatibilita s ostatními nástroji<text:tab/>36</text:p>
          <text:p text:style-name="P16">4.3.2.2 Další parametry<text:tab/>36</text:p>
          <text:p text:style-name="P17">4.3.3 WARC-TOOLS / kpk09<text:tab/>37</text:p>
          <text:p text:style-name="P16">4.3.3 1 Kompatibilita s ostatními nástroji<text:tab/>37</text:p>
          <text:p text:style-name="P16">4.3.3.2 Další parametry<text:tab/>37</text:p>
          <text:p text:style-name="P13"><text:soft-page-break/>4.4 Podobnost WARCTOOLS / hanzo s kpk09<text:tab/>38</text:p>
          <text:p text:style-name="P17">4.4.1 Porovnání výstupů pro stejné vstupy<text:tab/>38</text:p>
          <text:p text:style-name="P17">4.4.2 Porovnání zdrojového kódu<text:tab/>38</text:p>
          <text:p text:style-name="P13">4.5 Závěry z porovnávání nástrojů<text:tab/>39</text:p>
          <text:p text:style-name="P13">4.6 Implementace úprav v migračních nástrojích<text:tab/>40</text:p>
          <text:p text:style-name="P17">4.6.1 Úvod<text:tab/>40</text:p>
          <text:p text:style-name="P17">4.6.2 Úprava JHOVE2<text:tab/>40</text:p>
          <text:p text:style-name="P17">4.6.2 Úprava WARCTOOLS. / hanzo<text:tab/>40</text:p>
          <text:p text:style-name="P13">4.7 Výstupy z analýzy obsahu převáděných archivů<text:tab/>42</text:p>
          <text:list xml:id="list1021874914" text:continue-numbering="true" text:style-name="List_20_1">
            <text:list-item>
              <text:p text:style-name="P26">5 Závěr<text:tab/>43</text:p>
            </text:list-item>
            <text:list-item>
              <text:p text:style-name="P26">Seznam literatury<text:tab/>44</text:p>
            </text:list-item>
            <text:list-item>
              <text:p text:style-name="P26">Přílohy<text:tab/>47</text:p>
            </text:list-item>
          </text:list>
        </text:index-body>
      </text:table-of-content>
      <text:p text:style-name="P12"/>
      <text:h text:style-name="P23" text:outline-level="1">1 Úvod</text:h>
      <text:p text:style-name="Text_20_body">V dnešní době je internet jedním z hlavních zdrojů informací. Každým dnem vzniká velké množství nových elektronických dokumentů. Takové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6">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6">Jedním ze základních problému je samotné uchovávání datového archivu. Každým rokem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6">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6">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6">Ve své práci se pokusím nalézt nástroje, které by samotnou migraci umožnily.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23"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Projekt vznikl roku 2000 v rámci projektu Registrace, ochrana a zpřístupnění domácích elektronických zdrojů v síti Internet. Jeho cílem je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1748066161"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5" text:outline-level="2">2.2 Vývoj projektu</text:h>
      <text:p text:style-name="Text_20_body">Pokusím se předvést cíle a vývoj projektu v průběhu jeho řešení. V počátcích projektu bylo nejprve potřeba stanovit základní parametry projektu a dlouhodobé cíle. V průběhu řešení pak docházelo hlavně k formulaci nových cílů, výzkumu nových technologií a vznikla i potřeba pro adaptování se na nové trendy a technologi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důležité připravit podmínky, které by umožnili samotné zpracovávání české národní bibliografie a zajistit její dlouhodobé ukládání. Následně bylo potřeba vyřešit organizační otázky týkající se získávání nových dokumentů.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v rámci jiných projektů a institucí, protože čerpání zkušeností od jiných řešitelů podobných projektů je výhodné a může ušetřit spoustu práce do budoucna.</text:p>
      <text:p text:style-name="Text_20_body">Začalo samotné shromažďování internetových zdrojů. Zásadní byla otázka archivace sklizených dat, řešitelé potřebovali, pro dlouhodobou archivaci a práci s daty, zvolit vhodný formát uchovávání metadat stažených souborů. Zvolili Dublin Core Metadata Element Set<text:note text:id="ftn1" text:note-class="footnote"><text:note-citation>1</text:note-citation><text:note-body><text:p text:style-name="Footnote">Více informací o Dublin Core Metadata Element Set dostupné online na adrese &lt;http://dublincore.org/documents/dces/&gt;.</text:p></text:note-body></text:note>, který byl lokalizován pro české zdroje. P<text:span text:style-name="T1">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2.2.3 Rok 2002</text:h>
      <text:p text:style-name="Text_20_body">Činnost řešitelů byla především zaměřena na vývoj používaného softwaru. Za cíl měli <text:soft-page-break/>vytvoření vyhledávací struktury a tím zpřístupnění zálohovaných webových zdrojů. Řešitelé neustále mapovali situaci v legislativě týkající se archivace zdrojů a v souvislosti tím došlo k vytvoření vzorových smluv s majiteli webových zdrojů. Pro nedostatek pracovních a finančních kapacit se odstoupilo od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lt;http://www.loc.gov/marc/unimarctomarc21.html&gt;.</text:p></text:note-body></text:note> [6].</text:p>
      <text:h text:style-name="Heading_20_3" text:outline-level="3">2.2.4 Rok 2003</text:h>
      <text:p text:style-name="P2">Zpráva pro tento rok není zpracována, jelikož na ní řešitelé doposud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2">Projekt byl řešen v rámci projektu s názvem<text:span text:style-name="T8"> Budování vzájemně kompatibilních informačních systémů pro přístup k heterogenním informačním zdrojům a jejich zastřešení prostřednictvím Jednotné informační brány.</text:span></text:p>
      <text:p text:style-name="P2">Řešitelé se zabývali analýzou možností dalšího vývoje softwaru pro tvorbu metadat, jednoznačné identifikace dokumentů, stahování webových zdrojů a jejich ukládání. Dále možnostmi trvalého a efektivního přístupu k uloženým datům. Bylo potřeba monitorovat vývoj technologií – zejména standardů pro metadata a formáty. Byly budovány tématické brány a konspekt. WebArchiv užíval nástroje jako NEDLIB, Heritrix. <text:span text:style-name="T7">[7]</text:span></text:p>
      <text:h text:style-name="Heading_20_3" text:outline-level="3">2.2.6 Rok 2005</text:h>
      <text:p text:style-name="P2">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7">[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lt;http://www.webarchiv.cz/culture-2000/&gt;.</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text:soft-page-break/>2.2.8 Rok 2007</text:h>
      <text:p text:style-name="Text_20_body">Řešitelské upravili webové stránky projektu. Důraz byl kladen hlavně na uživatelskou přívětivost. Z webu je od té doby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lt;http://www.archive.org/&gt;.</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2">Velký význam měla analýza možnosti sklízení bohemikálních zdrojů mimo doménu CZ. Na toto téma byla zpracována i bakalářská práce s názvem<text:span text:style-name="T7"> </text:span><text:span text:style-name="Strong_20_Emphasis"><text:span text:style-name="T7">Rozpoznání a archivace českého webu mimo národní doménu, kterou zpracoval Ivan Vlček. [27] </text:span></text:span>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také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text:soft-page-break/>2.2.10 Rok 2009</text:h>
      <text:p text:style-name="Text_20_body">Řešitelé měli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Devět výběrových sklizní,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2.2.11 Rok 2010</text:h>
      <text:p text:style-name="Text_20_body">Pokračovalo spravování serverů a diskového pole v ÚVT MU a Centrálním depozitáři NK v Hostivaři. Byly Doinstalovány dva nové VMWARE servery. Pokračovalo pravidelné zálohováni archivu. Probíhala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devět výběrových sklizní.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saní této bakalářské práce nebyla zpráva dostupná.</text:p>
      <text:h text:style-name="P25"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 TB dat.</text:p>
      <text:p text:style-name="Text_20_body">Údaje v tabulce odpovídají zprávám, které WebArchiv pravidelně publikuje. Čísla však nemusí být úplně přesná – například z důvodu havárie v roce 2007.</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Sklizeň</text:p>
          </table:table-cell>
          <table:table-cell table:style-name="Table1.A1" office:value-type="string">
            <text:p text:style-name="P10">Počet souborů</text:p>
          </table:table-cell>
          <table:table-cell table:style-name="Table1.A1" office:value-type="string">
            <text:p text:style-name="P10">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1">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9" text:outline-level="2"/>
      <text:h text:style-name="P25" text:outline-level="2">2.4 Další informace o projektu</text:h>
      <text:p text:style-name="Text_20_body">Zde nabízím přehled dalších důležitých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lt;http://creativecommons.org/&gt;.</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lt;http://www.creativecommons.cz/&gt;.</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lt;http://www.webarchiv.cz/cc2&gt;.</text:p></text:note-body></text:note> jak může majitel webového zdroje přidat svůj web pod licenci Creative Commons a samozřejmě podporuje informovanost o licenci Creative Commons.</text:p>
      <text:h text:style-name="Heading_20_3" text:outline-level="3">2.4.2 Partneři projektu</text:h>
      <text:p text:style-name="P5">Hlavní partneři projektu WebArchiv jsou: [20]</text:p>
      <text:list xml:id="list500619018" text:continue-numbering="true" text:style-name="List_20_1">
        <text:list-item>
          <text:p text:style-name="P28"><text:span text:style-name="T23">Moravská zemská knihovna</text:span><text:note text:id="ftn10" text:note-class="footnote"><text:note-citation>10</text:note-citation><text:note-body><text:p text:style-name="Footnote">Bližší informace o Moravské zemské knihovně dostupné online na adrese &lt;http://www.mzk.cz&gt;.</text:p></text:note-body></text:note> – provádí výzkum, má za úkol zveřejňovat výsledky výzkumu a publikuje informaci o projektu. Jejím zřizovatelem je Ministerstvo kultury ČR.</text:p>
        </text:list-item>
        <text:list-item>
          <text:p text:style-name="P28"><text:span text:style-name="T23">UVT Masarykovy univerzity</text:span><text:note text:id="ftn11" text:note-class="footnote"><text:note-citation>11</text:note-citation><text:note-body><text:p text:style-name="Footnote">Bližší informace o UVT Masarykovy univerzity dostupné online na adrese &lt;http://www.muni.cz/ics&gt;.</text:p></text:note-body></text:note> – zabývá se výzkumem v oboru digitálních knihoven, zpracování a uchování multimédií. </text:p>
        </text:list-item>
        <text:list-item>
          <text:p text:style-name="P28"><text:soft-page-break/><text:span text:style-name="T23">CZ.NIC</text:span><text:note text:id="ftn12" text:note-class="footnote"><text:note-citation>12</text:note-citation><text:note-body><text:p text:style-name="Footnote">Bližší informace o organizaci <text:span text:style-name="T7">CZ.NIC</text:span> dostupné online <text:s/>na adrese &lt;http://www.nic.cz/&gt;.</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lt;http://www.webarchiv.cz/partneri&gt;.</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3] O politice přijímání nových zdrojů více v části práce věnující se kritériím sklizní.</text:span></text:p>
      <text:h text:style-name="Heading_20_3" text:outline-level="3">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lt;http://www.archive.org/projects/&gt;.</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text:soft-page-break/>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21">Pracovníci WebArchivu se účastní odborných konferencí </text:span><text:span text:style-name="Emphasis"><text:span text:style-name="T12">International Internet Preservation Consortium</text:span></text:span><text:span text:style-name="Emphasis"><text:span text:style-name="T12"><text:note text:id="ftn15" text:note-class="footnote"><text:note-citation>15</text:note-citation><text:note-body><text:p text:style-name="Footnote">Webové stránky organizace International Internet Preservation Consortium dostupné online na adrese &lt;http://netpreserve.org/about/index.php&gt;.</text:p></text:note-body></text:note></text:span></text:span><text:span text:style-name="Emphasis"><text:span text:style-name="T12">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lt;http://www.ndk.cz/&gt;.</text:p></text:note-body></text:note>, která projekt řeší a samozřejmě na stránkách WebArchivu<text:note text:id="ftn17" text:note-class="footnote"><text:note-citation>17</text:note-citation><text:note-body><text:p text:style-name="Footnote">Webové stránky projektu WebArchiv dostupné online na adrese &lt;http://www.webarchiv.cz&gt;.</text:p></text:note-body></text:note>. K nalezení jsou tiskové zprávy,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8</text:note-citation><text:note-body><text:p text:style-name="Footnote">Webové stránky Elektronického časopisu o informační společnosti Ikaros dostupný online na adrese &lt;http://www.ikaros.cz/&gt;.</text:p></text:note-body></text:note></text:span><text:span text:style-name="T9">.</text:span></text:p>
      <text:p text:style-name="P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oft-page-break/><text:span text:style-name="T1">2.4.7 </text:span>Kritéria výběru webových zdrojů</text:h>
      <text:p text:style-name="P2">Při sklízení webových zdrojů se WebArchiv řídí předem stanovenými kriterii. Pravidelně se provádí několik druhů sklízí. Jedná se o plošnou sklizeň webových zdrojů na doméně CZ a o výběrové sklizně.</text:p>
      <text:p text:style-name="P2">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text:soft-page-break/>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lt;http://www.webarchiv.cz/tematicke_sbirky/&gt;.</text:p></text:note-body></text:note>. Jedná se například o sbírku na téma: Výročí obsazení Československa 1968, České předsednictví EU, Prezidentské volby 2008.</text:p>
      <text:h text:style-name="P25" text:outline-level="2">2.5 Starší práce na téma WebArchiv</text:h>
      <text:p text:style-name="Text_20_body">V této kapitole se zaměřím na diplomové a bakalářské práce, které se týkají WebArchivu. Pokusím se ukázat jejich přínos a význam.</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a právním rámcem archivace webových zdrojů.</text:p>
      <text:p text:style-name="Text_20_body">Dále analyzuje používané nástroje. Konkrétně nástroj Heritrix, WayBack a AutoContractMarker. Následně analyzuje WA Admin. Výsledkem analýzy je popis nedostatků. Autor má zejména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tedy vytvořit vlastní nástroj. Tomu předchází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7">Autorem bakalářské práce je Filip Kusalík, který ji dokončil v roce 2009. Cílem bylo vytvořit nástroj, který identifikuje webové zdroje v archivu, jenž podle zákona není možné uchovávat. Autor ve své práci provede návrh nástroje a také ho implementuje. ImpEval je implementovaný v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7">Bakalářskou práci vypracoval v roce 2008 Ivan Vlček v programovacím jazyce Java a jejím výstupem byl nástroj WebAnalyzer, který v současné chvíli WebArchiv využívá jako </text:span></text:span><text:soft-page-break/><text:span text:style-name="Strong_20_Emphasis"><text:span text:style-name="T7">zásuvný modul nástroje Heritrix. Na začátku své práce autor provádí analýzu používaných nástrojů, se kterými bude muset WebAnalyzer spolupracovat. Zbytek práce je věnován analýze a návrhu WebAnalyzeru. Řešitel musel navrhnout aplikaci, i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 OAI-PMH protokol<text:note text:id="ftn20" text:note-class="footnote"><text:note-citation>20</text:note-citation><text:note-body><text:p text:style-name="Footnote">Webové stránky protokolu OAI-PMH dostupné online na adrese &lt;http://www.openarchives.org/OAI/openarchivesprotocol.html&gt;.</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7">Lenka Jelínková diplomovou práci dokončila v roce 2006. Podává v ní přehled vývoje popisu elektronických online zdrojů v Čechách i v zahraničí v 90. letech 20. století. Důraz klade na projekty, které vývoj popisu umožnili či formovaly. Věnuje se standardu MARC 21. Analyzuje katalogizační praxi v Národní knihovně ČR a v projektu WebArchiv. Hlavní část práce tvoří podrobná analýza příkladů popisu elektronických zdrojů. 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7">Diplomovou práci obhájil v roce 2006 Lukáš Matějka. Jejím výstupem byl nástroj WA-CZ. Nástroj umožňuje průběžnou sklizeň a indexaci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oft-page-break/><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25" text:outline-level="2">2.6 Nástroje související s projektem WebArchiv</text:h>
      <text:p text:style-name="Text_20_body">V této kapitolo představuji základní nástroje, které jsou používané v rámci WebArchivu.</text:p>
      <text:h text:style-name="Heading_20_3" text:outline-level="3">2.6.1 APACHE TOMCAT</text:h>
      <text:p text:style-name="Text_20_body">Apache Tomcat<text:note text:id="ftn21" text:note-class="footnote"><text:note-citation>21</text:note-citation><text:note-body><text:p text:style-name="Footnote">Webové stránky projektu Apache Tomcat dostupné online na adrese &lt;http://tomcat.apache.org/&gt;.</text:p></text:note-body></text:note> jsem používal na svém počítači při práci na cvičných sklizních. Jedná se o kvalitní a dobře použitelný virtuální server.</text:p>
      <text:h text:style-name="Heading_20_3" text:outline-level="3">2.6.2 ARCRetriever</text:h>
      <text:p text:style-name="P2"><text:span text:style-name="T4">„Arcretriever je modul pro dodání dokumentu, jenž je součástí systému WERA. Java web aplikace na základe jména archivního souboru a pozice (offsetu) zobrazuje dokumenty vrácené z archivu.“</text:span><text:span text:style-name="T8">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22"> vyvíjí</text:span><text:span text:style-name="T15"> National and University Library of Iceland a je volně dostupný</text:span><text:span text:style-name="T15"><text:note text:id="ftn22" text:note-class="footnote"><text:note-citation>22</text:note-citation><text:note-body><text:p text:style-name="Footnote">Webové stránky nástroje DeDuplicator dostupné online na adrese &lt;http://deduplicator.sourceforge.net/&gt;.</text:p></text:note-body></text:note></text:span><text:span text:style-name="T15">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3</text:note-citation><text:note-body><text:p text:style-name="Footnote">Nástroj Generátor URN dostupný onlina na adrese &lt;http://www.webarchiv.cz/generator/dc_generator.php&gt;.</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lt;http://crawler.archive.org/&gt;.</text:p></text:note-body></text:note>. Je to jeden z nejpoužívanějších crawlerů.</text:p>
      <text:p text:style-name="Text_20_body">Po spuštění nástroj prohledává určitou webovou adresu a stahuje dokumenty, které na ní <text:soft-page-break/>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lt;http://www.gzip.org/zlib/rfc-gzip.html&gt;.</text:p></text:note-body></text:note>. WebArchiv preferuje soubory s velikostí 100 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7">Filipem Kusalíkem v roce 2009 s názvem Identifikace a omezení přístupu k „nevhodným“ stránkám ve webovém archivu.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Nástroj používá WebArchiv pro fulltextové vyhledávání ve svém archivu. Je napojen na nástroj WayBack, který nenabízí možnost fulltextového vyhledávání v archivu. Nástroj byl v projektu WebArchiv používán v kombinaci s nástroji WERA a ARCRetriever. <text:span text:style-name="T13">NutchWAX je součást projektu</text:span><text:span text:style-name="T13"><text:note text:id="ftn26" text:note-class="footnote"><text:note-citation>26</text:note-citation><text:note-body><text:p text:style-name="Footnote">Webové stránky projektu NutchWAX dostupné online na adrese &lt;http://archive-access.sourceforge.net/projects/nutch/&gt;.</text:p></text:note-body></text:note></text:span><text:span text:style-name="T13"> Nutch, který zahrnuje nástroje pro archivaci a vyhledávání webových zdrojů včetně práce s arc soubory. Nutch nabízí komplexní řešení archivace webových zdrojů.</text:span></text:p>
      <text:h text:style-name="Heading_20_3" text:outline-level="3">2.6.8 WA ADMIN</text:h>
      <text:p text:style-name="P4"><text:span text:style-name="T20">V roce 2009 realizoval Adam Brokeš WA Admin v2 v rámci své bakalářské práce s názvem Systém pro správu procesu archivace webových informačních zdrojů</text:span><text:span text:style-name="T20">. WA Admin v2 nahradil nástroj vytvořený Lukášem Matějkou a stejně jako WA Admin sloužil pro </text:span><text:span text:style-name="T11">správu zdrojů, vydavatelů a smluv WebArchivu. [25]</text:span></text:p>
      <text:h text:style-name="Heading_20_3" text:outline-level="3">2.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2.6.10 Wayback</text:h>
      <text:p text:style-name="Text_20_body">Wayback je nástroj pro vyhledávání dokumentů v archivech. WebArchiv jej používá <text:soft-page-break/>v běžném provozu. Je volně dostupný<text:note text:id="ftn27" text:note-class="footnote"><text:note-citation>27</text:note-citation><text:note-body><text:p text:style-name="Footnote">Webové stránky projektu Waybak dostupné online na adrese &lt;http://archive-access.sourceforge.net/projects/wayback/&gt;.</text:p></text:note-body></text:note> na internetu. <text:s/>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7">Nástroj, který pro WebArchiv vytvořil Ivan Vlček v rámci své bakalářské práce s názvem </text:span><text:span text:style-name="Strong_20_Emphasis"><text:span text:style-name="T7">Rozpoznání a archivace českého webu mimo národní doménu</text:span></text:span><text:span text:style-name="T7"> v roce 2008</text:span><text:span text:style-name="Strong_20_Emphasis"><text:span text:style-name="T7">. Nástroj se v současné době používá. [27]</text:span></text:span></text:p>
      <text:h text:style-name="Heading_20_3" text:outline-level="3">2.6.12 Web Curator Tool</text:h>
      <text:p text:style-name="P4"><text:span text:style-name="T20">Nástroj vyvinutý</text:span><text:span text:style-name="T20"><text:note text:id="ftn29" text:note-class="footnote"><text:note-citation>29</text:note-citation><text:note-body><text:p text:style-name="Footnote">Webové stránky projektu Web Curator Tool dostupné online na adrese &lt;http://webcurator.sourceforge.net/&gt;.</text:p></text:note-body></text:note></text:span><text:span text:style-name="T20"> v roce 2006</text:span><text:span text:style-name="T14"> National Library of New Zealand a The British Library. Nástroj slouží k řízení a stahování webových zdrojů. Stejně jako Dánský NetarchiveSuite používá Heritrix, na rozdíl od NetarchiveSuite je Heritrix jeho součástí.</text:span></text:p>
      <text:h text:style-name="P23"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5"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 další.</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adrese &lt;http://www.ietf.org/rfc/rfc1321.txt&gt;.</text:span></text:p></text:note-body></text:note></text:span> součtu příslušného souboru. Vyhledávání požadovaného souboru v archivu se realizovalo pomocí indexu s MD5 názvy souboru.</text:p>
      <text:h text:style-name="Heading_20_3" text:outline-level="3">3.2.2 Výhody nedlib pro WebArchiv</text:h>
      <text:list xml:id="list234012090"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 pro WebArchiv</text:h>
      <text:list xml:id="list917978979"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25"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 V současné době WebArchiv při sklízen webových zdrojů, pomocí nástroje Heritrix, používá právě arc soubory komprimované do formátu GZip. Tuto komprimaci zajišťuje přímo nástroj Heritrix. Archivy mají typicky velikost 100 MB, pouze při archivaci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lt;https://webarchive.jira.com/&gt;.</text:p></text:note-body></text:note>. [32] Pro další informace viz též přílohy A, B, C, D, E a G.</text:p>
      <text:h text:style-name="Heading_20_3" text:outline-level="3">3.3.2 Výhody arc pro WebArchiv</text:h>
      <text:list xml:id="list2085599123" text:continue-numbering="true" text:style-name="List_20_1">
        <text:list-item>
          <text:p text:style-name="List_20_1">Na rozdíl od formátu nedlib je soubor dobře čitelný – soubory stažených webových zdrojů jsou ukládány v archivech a členěny.</text:p>
        </text:list-item>
        <text:list-item>
          <text:p text:style-name="P30">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 pro WebArchiv</text:h>
      <text:list xml:id="list1522951095"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 MB archivech jde o velk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text:soft-page-break/>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25" text:outline-level="2">3.4 Formát warc</text:h>
      <text:h text:style-name="Heading_20_3" text:outline-level="3">3.4.1 Úvod</text:h>
      <text:p text:style-name="Text_20_body">Přestože je formát warc již popsán jako ISO standard 28500:2009<text:note text:id="ftn33" text:note-class="footnote"><text:note-citation>33</text:note-citation><text:note-body><text:p text:style-name="Footnote">ISO standard za poplatek dostupný online na adrese &lt;http://www.iso.org/iso/iso_catalogue/catalogue_tc/catalogue_detail.htm?csnumber=44717&gt;.</text:p></text:note-body></text:note>, je ve většině <text:span text:style-name="T7">projektů jeho použití zatím pouze testováno. Před tím, než se jeho použití realizuje je potřeba podrobná analýza. Přesto tento formát již některé standardizované nástroje podporují. Například crawler Heritrix již umožňuje ukládání dat v tomto formátu.</text:span></text:p>
      <text:p text:style-name="Text_20_body">Použití formátu warc se v rámci projektu WebArchiv prozatím jen plánuje. Před tím, než bude nasazen, je potřeba provést spoustu dílčích kroků. Je to proto, že formát je prozatím ještě nový a prozatím nebyly všechny testy provedeny. Při práci s velkými depozitáři dat je důležité každý krok, který bude zavádět systémovou změnu předem zvážit. Svou roli v tom, že se o zavedení formátu uvažuje, je již výše zmíněná skutečnost: každá organizace zabývající se archivací webových zdrojů, používá jiné nástroje a postupy. Proto každá jednotlivě řeší rozdílné problémy s implementací nástrojů a jejich používáním.</text:p>
      <text:p text:style-name="Text_20_body">V následujících kapitolách předvedu základní vlastnosti formátu warc a ukážu jeho výhody a nevýhody. N<text:span text:style-name="T1">evýhod související se zavedením formátu warc, neznamení, že by se mělo opustit od přechodu na tento formát. Nevýhody spíše představují problémy, které doposud nebyly vyřešeny nebo se vůbec neřešily. Před tím, než se přistoupí k zavedení tohoto formátu, je potřeba se se všemi vyrovnat.</text:span></text:p>
      <text:p text:style-name="P2">V přílohách I, J a K nabízím vzorové soubory typu warc, vydané k definici standardu. Dále v přílohách L, M a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4" text:note-class="footnote"><text:note-citation>34</text:note-citation><text:note-body><text:p text:style-name="Footnote">Nejedná se o současný oficiální standard, ale o poslední dostupnou specifikaci z roku 2009.</text:p></text:note-body></text:note>.</text:p>
      <text:h text:style-name="P24" text:outline-level="3">3.4.2 Popis standardu warc</text:h>
      <text:p text:style-name="P2">Motivací pro definici standardu warc jsou tyto nároky na archivační formát: [34]</text:p>
      <text:list xml:id="list460601801" text:continue-numbering="true" text:style-name="List_20_1">
        <text:list-item>
          <text:p text:style-name="P29">Zpracovat všechny typy obsahů a kontrolních informací protokolů internetové aplikační vrstvy (jako HTTP, DNS, FTP).</text:p>
        </text:list-item>
        <text:list-item>
          <text:p text:style-name="P29">Zpracovat libovolná metadata související s jinými uložených daty.</text:p>
        </text:list-item>
        <text:list-item>
          <text:p text:style-name="P29"><text:soft-page-break/>Podporovat kompresi a integritu dat.</text:p>
        </text:list-item>
        <text:list-item>
          <text:p text:style-name="P29">Ukládat všechny řídicí informace z týkající se těžby dat.</text:p>
        </text:list-item>
        <text:list-item>
          <text:p text:style-name="P29">Ukládat výsledky datových transformací spojených s jinými uloženými daty. </text:p>
        </text:list-item>
        <text:list-item>
          <text:p text:style-name="P29">Detekovat duplicitní uložení dat. Pomocí tohle lze odstranit zbytečná duplicitní data.</text:p>
        </text:list-item>
        <text:list-item>
          <text:p text:style-name="P29">Umožnit rozšiřitelnost bez toho, aby to ovlivnilo existující soubory a funkcionalitu</text:p>
        </text:list-item>
        <text:list-item>
          <text:p text:style-name="P29">Podporovat manipulaci a segmentaci s uloženými zdroji.</text:p>
        </text:list-item>
      </text:list>
      <text:p text:style-name="P2">Soubor formátu warc tvoří jednoduché zřetězení jednoho nebo více záznamů typu warc. První záznam obvykle popisuje následující záznamy. Obecně platí, že obsah záznamu je buď záznam pokusu o vyhledává webového zdroje nese informace archivovaném obsahu. </text:p>
      <text:p text:style-name="Text_20_body"><text:span text:style-name="T1">Warc záznamy se skládají z hlavičky, kterou následuje blok s obsahem. Hlacička se skládá z prvního řádku, který definuje, že záznam je typu warc, dále verze souboru, a flexibilní množství řádků oddělených symbolem CRLF, poté následuje již zmíněný blok obsahu. Záznam splňuj</text:span><text:span text:style-name="T25">e BNF</text:span><text:span text:style-name="T25"><text:note text:id="ftn35" text:note-class="footnote"><text:note-citation>35</text:note-citation><text:note-body><text:p text:style-name="P18">Backusova-Naurova forma je jedno z možných vyjádření bezkontextové gramatiky.</text:p></text:note-body></text:note></text:span><text:span text:style-name="T25">, ukázka k nalezení v příloze AM. </text:span></text:p>
      <text:p text:style-name="P8">Seznam definovaných polí, která se mohou v záznamu zobrazovat lze nalézt v příloze AN. Samozřejmě některá z polí jsou povinně v každém záznamu, jako například WARC-Record-ID , Content-Length , WARC-Type . Jiné jsou nepovinné: Content-Type , WARC-Block-Digest , WARC-Payload-Digest . Každé z polí má samozřejmě stanovená pravidla, která určují jejich možný obsah. [34]</text:p>
      <text:p text:style-name="P8">Warc záznamy jsouo několika různých typů, podle toho k čemu záznam slouží: [34]</text:p>
      <text:list xml:id="list1897336177" text:continue-numbering="true" text:style-name="List_20_1">
        <text:list-item>
          <text:p text:style-name="List_20_1"><text:span text:style-name="T26">Warcinfo</text:span><text:span text:style-name="T25"> popisuje warc soubory, které ho následují</text:span><text:span text:style-name="T27">. Příklad v příloze K.</text:span></text:p>
        </text:list-item>
        <text:list-item>
          <text:p text:style-name="List_20_1"><text:span text:style-name="T26">Response</text:span><text:span text:style-name="T25"> nese odpověď na určitý dotaz, po webovém zdroji.</text:span></text:p>
        </text:list-item>
        <text:list-item>
          <text:p text:style-name="List_20_1"><text:span text:style-name="T26">Resource</text:span><text:span text:style-name="T25"> je určitý stažený zdroj.</text:span></text:p>
        </text:list-item>
        <text:list-item>
          <text:p text:style-name="List_20_1"><text:span text:style-name="T26">Request </text:span><text:span text:style-name="T25">je žádost o určitý webový zdroj.</text:span><text:span text:style-name="T27"> Příklad v příloze J.</text:span></text:p>
        </text:list-item>
        <text:list-item>
          <text:p text:style-name="List_20_1"><text:span text:style-name="T26">Metadata</text:span><text:span text:style-name="T27"> nese metadata sklizeným zdrojům. Příklad v příloze I.</text:span></text:p>
        </text:list-item>
        <text:list-item>
          <text:p text:style-name="List_20_1"><text:span text:style-name="T26">Revisit</text:span><text:span text:style-name="T27"> nese instrukce pro znovuprohlédnutí zdroje.</text:span></text:p>
        </text:list-item>
        <text:list-item>
          <text:p text:style-name="List_20_1"><text:span text:style-name="T26">Conversion</text:span><text:span text:style-name="T27"> je záznam, který obsahuje alternativní verzi uloženého záznamu.</text:span></text:p>
        </text:list-item>
        <text:list-item>
          <text:p text:style-name="List_20_1"><text:soft-page-break/><text:span text:style-name="T26">Continuation</text:span><text:span text:style-name="T27"> je pokračování jiného záznama. Příklad v příloze AO.</text:span></text:p>
        </text:list-item>
      </text:list>
      <text:p text:style-name="P2">Záznam typu Continuation tedy umožňuje segmentaci warc souborů. Pokud by nějaký warc soubor měl překročit stanovenou maximální velikost, je možné ho rozdělit do více souborů. Informaci o segmentaci nese pole WARC-Segment- Number , ale k řízení a zajištění segmentace slouží i další pole. [34]</text:p>
      <text:p text:style-name="P2">Standard dále doporučuje, jak nakládat s archivy typu warc: [34]</text:p>
      <text:list xml:id="list409369008" text:continue-numbering="true" text:style-name="List_20_1">
        <text:list-item>
          <text:p text:style-name="P29">Nedefinuje žádnou vnitřní kompresi, ale doporučený je nástroj Gzip.</text:p>
        </text:list-item>
        <text:list-item>
          <text:p text:style-name="P29">Doporučená velikost je 1 GB.</text:p>
        </text:list-item>
        <text:list-item>
          <text:p text:style-name="P29">Doporučený název má tvar: Prefix-Timestamp-Serial-Crawlhost.warc.gz </text:p>
        </text:list-item>
      </text:list>
      <text:h text:style-name="Heading_20_3" text:outline-level="3">3.4.3 Výhody warc pro WebArchiv</text:h>
      <text:list xml:id="list1972877752"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pan text:style-name="T1">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35]</text:p>
        </text:list-item>
        <text:list-item>
          <text:p text:style-name="P29">Na rozdíl od arc archivů umožňují warc archivy ukládat nejen http odezvy, ale také původní požadavky.</text:p>
        </text:list-item>
        <text:list-item>
          <text:p text:style-name="P29">Warc umí pracovat s více protokoly: HTTP, FTP, NNTP a SMTP.</text:p>
        </text:list-item>
        <text:list-item>
          <text:p text:style-name="P29">Warc umožňují ukládat větší škálu metadat. Je možné přidávat metadata podle vlastních potřeby, což se může využít při speciálních požadavcích určených vnitřní politikou ukládání souborů.</text:p>
        </text:list-item>
        <text:list-item>
          <text:p text:style-name="P30">Nativně umožňuje kompresi dat.</text:p>
        </text:list-item>
        <text:list-item>
          <text:p text:style-name="P30"><text:span text:style-name="T8">Na rozdíl od arc formátu je možné ukládat více druhů kontrolních součtů pro archivované soubory. To se dá jednoduše realizovat pomocí škálovatelných polí </text:span><text:soft-page-break/><text:span text:style-name="T8">pro metadata. Arc archivy, které používá WebArchiv, provádí pouze MD5 kontrolní součty souborů. Na rozdíl arc archivů, je u warc archivu použít například i s SHA-1</text:span><text:span text:style-name="T8"><text:note text:id="ftn36" text:note-class="footnote"><text:note-citation>36</text:note-citation><text:note-body><text:p text:style-name="Footnote">Popis RFC standardu SHA-1 dostupný online na adrese &lt;http://tools.ietf.org/html/rfc3174&gt;.</text:p></text:note-body></text:note></text:span><text:span text:style-name="T8"> hashovací funkcí pro jednoznačné určení stažených dokumentů.</text:span></text:p>
        </text:list-item>
      </text:list>
      <text:h text:style-name="Heading_20_3" text:outline-level="3">3.4.4 Nevýhody warc pro WebArchiv</text:h>
      <text:list xml:id="list1301511052" text:continue-numbering="true" text:style-name="List_20_1">
        <text:list-item>
          <text:p text:style-name="P29">Neobsahují samoopravný kód – pokud se archiv poruší tak není možné rekonstruovat jeho obsah. To však není dáno vlastnostmi warc archivů, ale tím, že archivy se po vytvoření ještě komprimují nástrojem GZIP.</text:p>
        </text:list-item>
        <text:list-item>
          <text:p text:style-name="P29">Prozatím není vyřešeno, jak efektivně využít možnost ukládání větší škály metadat. Za tímto účelem bude nutno provést další studie.</text:p>
        </text:list-item>
        <text:list-item>
          <text:p text:style-name="P29">Prozatím nejsou implementovány nutné nástroje na práci s warc soubory. Před jejich zavedením v projektu WebArchiv bude potřeba tyto nástroje implementovat.</text:p>
        </text:list-item>
        <text:list-item>
          <text:p text:style-name="P29">Zpětná převoditelnost z warc do arc není prozatím triviálně možná. [33] Tím pádem se nedají případné nové sklizně ve formátu warc zařadit ke starým sklizním ve formátu arc.</text:p>
        </text:list-item>
        <text:list-item>
          <text:p text:style-name="P29">Převod celého archivu do formátu warc bude časově a výpočetně velmi náročný a jakákoliv chyba může znamenat ztrátu dat.</text:p>
        </text:list-item>
      </text:list>
      <text:h text:style-name="Heading_20_3" text:outline-level="3">3.4.5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6 Deduplikace souborů</text:h>
      <text:p text:style-name="Text_20_body"/>
      <text:p text:style-name="Text_20_body">Nevím, kde o tom najít info!!!!§</text:p>
      <text:p text:style-name="Text_20_body">Podle všeho to není záležitost WARCU, ale záležitost HERITRIXU!</text:p>
      <text:h text:style-name="P23" text:outline-level="1">4 Migrace archivu z formátu arc do formátu warc</text:h>
      <text:h text:style-name="Heading_20_2" text:outline-level="2">4.1 O migraci</text:h>
      <text:h text:style-name="Heading_20_3" text:outline-level="3">4.1.1 Úvod</text:h>
      <text:p text:style-name="P2">Převod arc archivů do formátu warc je specifický problém. Různé instituce používají různé formáty na ukládání webových zdrojů. Většina těchto institucí bude mít právě snahu převést uložená data do formátu warc. </text:p>
      <text:p text:style-name="P2">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2">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2">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2">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2">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5]</text:p>
      <text:h text:style-name="P25" text:outline-level="2">4.2 Použité nástroje</text:h>
      <text:p text:style-name="Text_20_body">Kromě samotných nástrojů pro migrci arc archivů jsem používal i jiné nástroje, zde podávám jejich přehled.</text:p>
      <text:h text:style-name="P24" text:outline-level="3">4.2.1 JHOVE</text:h>
      <text:p text:style-name="P2">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2">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2">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7" text:note-class="footnote"><text:note-citation>37</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2">JHOVE obsahuje moduly pro práci s bytestreamy, ASCII a UTF-8 texty, AIFF a WAVE audio soubory. Dále s obrázky typu GIF, JPEG, JPEG 2000, TIFF. PDF soubory, textovými a XML output handlery. Je naprogramován v programovacím jazyce Java.</text:p>
      <text:p text:style-name="P2">Jelikož je již zastaralý, používal jsem pro svou práci jeho novější verzi: JHOVE2. Přesto je tento nástroj stále vyvíjen a dostupný k volnému stažení<text:note text:id="ftn38" text:note-class="footnote"><text:note-citation>38</text:note-citation><text:note-body><text:p text:style-name="Footnote">Webové stránky projektu JHOVE dostupné online na adrese &lt;http://sourceforge.net/projects/jhove/&gt;.</text:p></text:note-body></text:note>.</text:p>
      <text:h text:style-name="P24" text:outline-level="3">4.2.2 JHOVE2</text:h>
      <text:h text:style-name="P27" text:outline-level="4">4.2.2.1 Úvod</text:h>
      <text:p text:style-name="Text_20_body"><text:span text:style-name="T1">Program je novější verzí již zmíněného programu JHOVE. Slouží k validaci </text:span><text:span text:style-name="T1">a identifikaci souborů. Program je vyvíjen v mnoha variantách</text:span><text:span text:style-name="T1"><text:note text:id="ftn39" text:note-class="footnote"><text:note-citation>39</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lt;https://bitbucket.org/jhove2/main/descendants&gt;.</text:p></text:note-body></text:note></text:span><text:span text:style-name="T1"> – v rámci distribuovaného verzovacího systému Mercurial na serveru www.bitbucket.com. Je vyvíjen JHOVE2 </text:span><text:span text:style-name="T1">Project </text:span><text:soft-page-break/><text:span text:style-name="T1">Team – California Digital Library, Portico, Stanford University .</text:span></text:p>
      <text:p text:style-name="P2">Protože je JHOVE2 vyvíjen mnoha různými vývojáři, vznikají různé verze tohoto programu se specifickými druhy přidané funkcionality. Pro mé účely jsem použil oficiální verzi<text:note text:id="ftn40" text:note-class="footnote"><text:note-citation>40</text:note-citation><text:note-body><text:p text:style-name="Footnote">Webová stránka projektu JHOVE2 dostupná online na adrese https://bitbucket.org/jhove2/&gt;.</text:p></text:note-body></text:note> a dále verzi určenou pro validaci testování souborů<text:note text:id="ftn41" text:note-class="footnote"><text:note-citation>41</text:note-citation><text:note-body><text:p text:style-name="Footnote">Webová stránka projektu JHOVE2-BNF dostupná online na adrese <text:s/><text:span text:style-name="T1">https://bitbucket.org/lbihanic/jhove2-bnf/overview&gt;.</text:span></text:p></text:note-body></text:note>, která má zásuvný modul pro analýzu arc souborů.</text:p>
      <text:p text:style-name="P2">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 </text:p>
      <text:p text:style-name="P2">Implementací a analýzou několika archivů z depozitáře WebArchivu se zabývám v jiné kapitole.</text:p>
      <text:h text:style-name="P27" text:outline-level="4">4.2.2.2 Podrobnější informace<text:note text:id="ftn42" text:note-class="footnote"><text:note-citation>42</text:note-citation><text:note-body><text:p text:style-name="Footnote">V celé kapitole používám při popisu funkcí a vlastností nástroje vlastní překlady.</text:p></text:note-body></text:note></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about that source unit that is indicative of its significant nature and useful for purposes of classification, analysis, and use.</text:span><text:span text:style-name="T2">“ [36]</text:span></text:p>
      <text:p text:style-name="P3">Charakterizace se skládá ze čtyř procedur:</text:p>
      <text:list xml:id="list1645946159" text:continue-numbering="true" text:style-name="List_20_1">
        <text:list-item>
          <text:p text:style-name="P28"><text:span text:style-name="T3">Identifikace</text:span><text:span text:style-name="T1"> – určení formátu objektu.</text:span></text:p>
        </text:list-item>
        <text:list-item>
          <text:p text:style-name="P31">Feature extraction (extrakce rysů)<text:span text:style-name="T7"> – určení charakteristických rysů objektu.</text:span></text:p>
        </text:list-item>
        <text:list-item>
          <text:p text:style-name="P28"><text:soft-page-break/><text:span text:style-name="T3">Validace</text:span><text:span text:style-name="T1"> – určení stupně korespondence objektu se specifikací formátu.</text:span></text:p>
        </text:list-item>
        <text:list-item>
          <text:p text:style-name="List_20_1"><text:span text:style-name="T3">Assessment (posouzení)</text:span><text:span text:style-name="T2">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lad určit rizika při práci s různými objekty, nebo provést či doporučit další akce ke zpracování objektů.</text:span></text:p>
        </text:list-item>
      </text:list>
      <text:p text:style-name="P7">Mezi další přednosti programu patří <text:span text:style-name="T7">[36]:</text:span></text:p>
      <text:list xml:id="list698224692" text:style-name="L1">
        <text:list-item>
          <text:p text:style-name="P21">Modulární architektura a práce s plug-iny</text:p>
        </text:list-item>
        <text:list-item>
          <text:p text:style-name="P21">Jednoduché API a design základních modulů</text:p>
        </text:list-item>
        <text:list-item>
          <text:p text:style-name="P21">Bufferovaní I/O operací</text:p>
        </text:list-item>
        <text:list-item>
          <text:p text:style-name="P21">Internacionalizovaný výstup: podporuje více formátů – JSON, XML, text.</text:p>
        </text:list-item>
        <text:list-item>
          <text:p text:style-name="P21">Široká možnost konfigurace nástroje</text:p>
        </text:list-item>
        <text:list-item>
          <text:p text:style-name="P21">Kompletní dokumentace nástroje</text:p>
        </text:list-item>
        <text:list-item>
          <text:p text:style-name="P20"><text:span text:style-name="T9">Široká škála rozpoznatelných objektů</text:span><text:span text:style-name="T10"><text:note text:id="ftn43" text:note-class="footnote"><text:note-citation>43</text:note-citation><text:note-body><text:p text:style-name="Footnote">V následujícím odstavci podávám pouze neúplný výčet podporovaných objektů, podrobný výčet lze nalézt v příloze AG.</text:p></text:note-body></text:note></text:span></text:p>
        </text:list-item>
      </text:list>
      <text:p text:style-name="Text_20_body"><text:span text:style-name="T9">Hlavní předností nástroje je samozřejmě široká škála typů souborů, které dokáže identifikovat a valido</text:span><text:span text:style-name="T10">vat. Identifikovat dokáže JHOVE2 všechny objekty obsažené v databázi PRONOM</text:span><text:span text:style-name="T10"><text:note text:id="ftn44" text:note-class="footnote"><text:note-citation>44</text:note-citation><text:note-body><text:p text:style-name="Footnote">Organizace zabývající se problematikou souborových formátů a softwarových produků s nimi souvisejících. Webové stránky databáze PRONOM dostupné online na adrese &lt;http://www.nationalarchives.gov.uk/PRONOM&gt;.</text:p></text:note-body></text:note></text:span><text:span text:style-name="T10">, respektive objekty, které definují DROID signature files</text:span><text:span text:style-name="T10"><text:note text:id="ftn45" text:note-class="footnote"><text:note-citation>45</text:note-citation><text:note-body><text:p text:style-name="Footnote">DROID (Digital Record Object Identificatio), je nástroj pro automatickou identifikaci formátu soubo<text:span text:style-name="T24">rů</text:span><text:span text:style-name="T16">. Webové stránky nástroje DROID dostupné online na adrese &lt;http://droid.sourceforge.net/&gt;.</text:span></text:p></text:note-body></text:note></text:span><text:span text:style-name="T10"> – jedná se o více než 550 formátů. Výčet typů objektů, které dovede JHOVE2 validovat obsahuje formáty či standardy jako:</text:span><text:span text:style-name="T9"> ICC color profile, JPEG 2000, PDF, SGML, Shapefile, TIFF, UTF-8, WAVE, XML, Zip.</text:span></text:p>
      <text:p text:style-name="P2"><text:span text:style-name="T8">Nástroj tedy poskytuje velký potenciál pro využití v při řešení problému s archivací </text:span><text:span text:style-name="T8">webových zdrojů. Je podporován a užíván velkým množstvím organizací a dá se říci, že patří mezi uznávaný a standardní nástroj.</text:span></text:p>
      <text:h text:style-name="Heading_20_3" text:outline-level="3"><text:soft-page-break/>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6" text:note-class="footnote"><text:note-citation>46</text:note-citation><text:note-body><text:p text:style-name="Footnote">Webové stránka projektu dostupná online na adrese &lt;http://jpype.sourceforge.net/&gt;.</text:p></text:note-body></text:note> jeho vývojářů. Jeho využití bylo zásadní pro možnost testování převáděných ARC archivů. V příloze AI je archiv s nástrojem Jpype.</text:p>
      <text:h text:style-name="P25"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7" text:note-class="footnote"><text:note-citation>47</text:note-citation><text:note-body><text:p text:style-name="Footnote"><text:s/>Webové stránky projektu WARCTOOLS dostupná online na adrese &lt;http://code.google.com/p/warc-tools/&gt;.</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1908369885" text:continue-list="list1645946159"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není kompatibilní s ostatními testovanými nástroji.</text:p>
      <text:list xml:id="list1236926024"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text:soft-page-break/>4.3.1.2 Další parametry</text:h>
      <text:list xml:id="list221684805" text:continue-numbering="true" text:style-name="List_20_1">
        <text:list-item>
          <text:p text:style-name="List_20_1">Výhodou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8" text:note-class="footnote"><text:note-citation>48</text:note-citation><text:note-body><text:p text:style-name="Footnote">Webové stránky projektu WARC-TOOLS / hanzo dostupné online na adrese &lt;http://code.hanzoarchives.com/warc-tools/wiki/Home&gt;.</text:p></text:note-body></text:note>.</text:p>
      <text:p text:style-name="Text_20_body">V příloze W je k nalezení dokumentace nástroje. Příloha X obsahuje výstup z nástroje WARCDUMP a příloha Y výstup z nástroje JHOVE2 pro daný warc soubor. <text:bookmark-start text:name="__DdeLink__2630_1898542784"/>Příloha AD obsahuje kompletní nástroj.<text:bookmark-end text:name="__DdeLink__2630_1898542784"/></text:p>
      <text:h text:style-name="Heading_20_4" text:outline-level="4">4.3.2.1 Kompatibilita s ostatními nástroji</text:h>
      <text:list xml:id="list476985280" text:continue-numbering="true" text:style-name="List_20_1">
        <text:list-item>
          <text:p text:style-name="List_20_1">Nástroj WARCDUMP je kompatibilní s ostatními testovanými nástroji.</text:p>
        </text:list-item>
        <text:list-item>
          <text:p text:style-name="List_20_1">Z nástroje zcela vychází nástroj WARC-TOOLS / kpk09.</text:p>
        </text:list-item>
        <text:list-item>
          <text:p text:style-name="List_20_1">Dokumentace nástroje s nástrojem WARC-TOOLS / kpk09 je totožná</text:p>
        </text:list-item>
      </text:list>
      <text:h text:style-name="Heading_20_4" text:outline-level="4">4.3.2.2 Další parametry</text:h>
      <text:list xml:id="list572810466"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text:soft-page-break/>Nástroj nemá dokončenou dokumentaci. V manuálu stojí, že vytváří „crappy“ warc soubory. Nástroj pro migraci je údajně převzat z nástroje WARCTOOLS. [37]</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9" text:note-class="footnote"><text:note-citation>49</text:note-citation><text:note-body><text:p text:style-name="Footnote">Webové stránky projektu WARC-TOOLS / kpk09 dostupné online na adrese https://bitbucket.org/kpk09/warc-tools/wiki/Home&gt;.</text:p></text:note-body></text:note>.</text:p>
      <text:p text:style-name="P2">V příloze Z je k nalezení dokumentace nástroje. Příloha AA obsahuje výstup z nástroje WARCDUMP a příloha AB výstup z nástroje JHOVE2 pro daný warc soubor. Příloha AE obsahuje kompletní nástroj.</text:p>
      <text:h text:style-name="P27" text:outline-level="4">4.3.3 1 Kompatibilita s ostatními nástroji</text:h>
      <text:list xml:id="list312108822" text:continue-numbering="true" text:style-name="List_20_1">
        <text:list-item>
          <text:p text:style-name="List_20_1">Nástroj WARCDUMP je kompatibilní s ostatními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7" text:outline-level="4">4.3.3.2 Další parametry</text:h>
      <text:list xml:id="list81027073" text:continue-numbering="true" text:style-name="List_20_1">
        <text:list-item>
          <text:p text:style-name="P29">Nemá napsané skripty pro hromadnou migraci.</text:p>
        </text:list-item>
        <text:list-item>
          <text:p text:style-name="P29">Při převodu arc souborů nepřibalí k souboru data. Je potřeba mu dávat na vstup arc.gz soubory.</text:p>
        </text:list-item>
        <text:list-item>
          <text:p text:style-name="P29">Po otestování na zkušebním vzorku je textový warc soubor, totožný se souborem z WARCTOOLS / hanzo.</text:p>
        </text:list-item>
        <text:list-item>
          <text:p text:style-name="P29">Nástroj je v současné době vyvíjen.</text:p>
        </text:list-item>
        <text:list-item>
          <text:p text:style-name="P29">Nástroj nemá dokončenou dokumentaci. V manuálu stojí, že vytváří „crappy“ warc soubory. Nástroj pro migraci je údajně převzat z nástroje WARCTOOLS. [38]</text:p>
        </text:list-item>
      </text:list>
      <text:h text:style-name="P25"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 Výstupy z nástroje WARCDUMP jsem porovnával pomocí nástroje diff<text:note text:id="ftn50" text:note-class="footnote"><text:note-citation>50</text:note-citation><text:note-body><text:p text:style-name="Footnote">Informace o nástroji diff dostupné online na adrese &lt;http://unixhelp.ed.ac.uk/CGI/man-cgi?diff&gt;.</text:p></text:note-body></text:note>. Výsledky byli až na názvy cest k archivům totožné. Testování samotných warc.gz souborů jsem prováděl pomocí nástroje zdiff<text:note text:id="ftn51" text:note-class="footnote"><text:note-citation>51</text:note-citation><text:note-body><text:p text:style-name="Footnote">Informace o nástroji zdiff dostupné online na adrese &lt;http://resin.csoft.net/cgi-bin/man.cgi?section=1&amp;topic=zdiff&gt;. </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1775367209" text:continue-numbering="true" text:style-name="List_20_1">
        <text:list-item>
          <text:p text:style-name="List_20_1">Změny ve WARCTOOLS / hanzo, které se neprojevily v druhém nástroji<text:note text:id="ftn52" text:note-class="footnote"><text:note-citation>52</text:note-citation><text:note-body><text:p text:style-name="Footnote">Náhled změn mezi porovnávanými nástroji dostupný online na adrese <text:a xlink:type="simple" xlink:href="https://bitbucket.org/kpk09/warc-tools/compare/hanzo/warc-tools">https://bitbucket.org/kpk09/warc-tools/compare/hanzo/warc-tools</text:a>&gt;. 11.4.2012 šlo o modifikaci ve 34 souborech.</text:p></text:note-body></text:note>. </text:p>
        </text:list-item>
        <text:list-item>
          <text:p text:style-name="List_20_1">Změny v WARCTOOLS /kpk09, které se neprojevily v druhém nástroji<text:note text:id="ftn53" text:note-class="footnote"><text:note-citation>53</text:note-citation><text:note-body><text:p text:style-name="Footnote">Náhled změn mezi porovnávanými nástroji dostupný online na adrese &lt;https://bitbucket.org/kpk09/warc-tools/compare/..hanzo/warc-tools&gt;. 11.4.2012 šlo o modifikaci ve 7 souborech.</text:p></text:note-body></text:note>.</text:p>
        </text:list-item>
      </text:list>
      <text:h text:style-name="P25" text:outline-level="2">4.5 Závěry z porovnávání nástrojů</text:h>
      <text:p text:style-name="Text_20_body">Na základě porovnání jednotlivých nástrojů, které rozvádím v předcházející kapitole, jsem po poradě se svým vedoucím, mgr. Václevem Roseckým, došel k závěru, že nejlepším nástrojem pro případný převod webového archivu bude nástroj WARCTOOLS / hanzo.</text:p>
      <text:p text:style-name="Text_20_body">Hlavní výhoda tohoto nástroje je to, že je neustále vyvíjen a za jeho vývojem stojí organizace Hanzo Archives.</text:p>
      <text:h text:style-name="P25" text:outline-level="2">4.6 Implementace úprav v migračních nástrojích</text:h>
      <text:h text:style-name="Heading_20_3" text:outline-level="3">4.6.1 Úvod</text:h>
      <text:p text:style-name="Text_20_body">Mým úkolem bylo najít způsob, jak při procesu migrace na warc archiv zjistit obsah původního archivu. To znamená, že jsem měl v průběhu migrace provést analýzu obsahu archivu. V průběhu převodu znamená taková analýza nejmenší režii, oproti dodatečnému provádění takové analýzy. Navíc by analýza mohla potencionálně ovlivnit samotný převod, jelikož by v případě nutnosti bylo možno změnit obsah převáděného archivu, před tím než bude uložen do warc archovu.</text:p>
      <text:p text:style-name="Text_20_body">Z toho důvodu jsem musel provést několik změn v programu JHOVE2 i nástroji WARCTOOLS, respektive jsem změnu provedl jen v nástroji W<text:bookmark-start text:name="__DdeLink__1627_1653336233"/>ARCTOOLS / hanzo<text:bookmark-end text:name="__DdeLink__1627_1653336233"/>. Změna v ostatních nástrojích WARCTOOLS by znamenala obdobné zásahy do zdrojového kódu, a pravděpodobně by vedla je stejným výsledkům, jak vyplývá z mého porovnání nástrojů.</text:p>
      <text:h text:style-name="Heading_20_3" text:outline-level="3">4.6.2 Úprava JHOVE2</text:h>
      <text:p text:style-name="P2">Program JHOVE2 je implementován v programovacím jazyce Java. Jelikož je napsán tak, aby ho bylo možné spouštět z příkazového řádku, musel jsem provést změny, který by mi umožnili spouštět jej přímo z těla programu WARCTOOLS. Bylo tedy nutno implementovat v rámci programu JHOVE2 další třídu.</text:p>
      <text:p text:style-name="P2">Moje nová třída je tedy spuštěna přímo z programu arc2warc.py<text:note text:id="ftn54" text:note-class="footnote"><text:note-citation>54</text:note-citation><text:note-body><text:p text:style-name="Footnote">Součást nástroje WARCTOOLS, která je určena k migraci archivů. Do jiných programů v rámci WARCTOOLS jsem nemusel zasahovat.</text:p></text:note-body></text:note> a obstará inicializaci a předání instrukcí nástroji JHOVE2, který pak provede všechny operace a vytvoří výstupní soubor s informacemi o analýze obsahu arc archivu. P<text:span text:style-name="T8">roblémem bylo, že program JHOVE2 neumožňuje vícenásobné spuštění, jelikož pro každé spuštění musí znova inicializovat svojí </text:span><text:span text:style-name="T4">Berkeley DB</text:span><text:span text:style-name="T8"> databázi – což by při implementaci do progamu </text:span><text:span text:style-name="T4">arc2warc</text:span><text:span text:style-name="T8"> působilo problémy. Proto mnou implementovaná třída umožňuje, aby mohl zpracovat libovolné množství souborů najednou, a vrátit pro ně souhrnný soubor s informace o analýze.</text:span></text:p>
      <text:p text:style-name="P2">Ukázku této třídy je možno najít v příloze AK. </text:p>
      <text:h text:style-name="P24" text:outline-level="3">4.6.2 Úprava <text:bookmark-start text:name="__DdeLink__2073_1653336233"/><text:bookmark-start text:name="__DdeLink__1633_1653336233"/>WARCTOOLS. / hanzo<text:bookmark-end text:name="__DdeLink__2073_1653336233"/><text:bookmark-end text:name="__DdeLink__1633_1653336233"/></text:h>
      <text:p text:style-name="Text_20_body"><text:span text:style-name="T1">Při úpravě nástroje WARCTOOLS stačilo upravit pouze program </text:span><text:span text:style-name="T6">arc2warc.py</text:span><text:span text:style-name="T9">, který je implementovám v programovacím jazyce Python. Bylo nutné provést takové změny, aby bylo </text:span><text:soft-page-break/><text:span text:style-name="T9">možno přímo při běhu programu spustit aplikaci v programovacím Java. A upravit program tak, aby bylo možno přistupovat k jednotlivým souborům uvnitř arc archivu. Dalším problémem bylo, že program JHOVE2 neumožňuje vícenásobné spuštění. Opakovaná inicializace by však byla výpočetně velmi náročná</text:span><text:span text:style-name="T9"><text:note text:id="ftn55" text:note-class="footnote"><text:note-citation>55</text:note-citation><text:note-body><text:p text:style-name="Footnote">Typický archiv je má velikost 100 MB a obsahuje stovky až tisíce souborů.</text:p></text:note-body></text:note></text:span><text:span text:style-name="T9">.</text:span></text:p>
      <text:p text:style-name="Text_20_body"><text:span text:style-name="T9">Pro účely spouštění Java aplikace v rámci rámci skriptu v jazyce Python bylo třeba vybrat vhodný nástroj. Vybíral jsem mezi nástroji Jpype a Jython</text:span><text:span text:style-name="T9"><text:note text:id="ftn56" text:note-class="footnote"><text:note-citation>56</text:note-citation><text:note-body><text:p text:style-name="Footnote">Webové stránky projektu JYTHON dostupné online na adrese http://www.jython.org/</text:p></text:note-body></text:note></text:span><text:span text:style-name="T9">. Nástroj Jpype umožňuje spuštění Java Virtual Machine uvnitř skriptu jazyka Python, oproti tomu nástroj Jython spustí Java Virtual Machine ještě před samotným vykonáváním skriptu. Nakonec jsem zvolil nástroj Jpype, který mi přišel vhodnější. Hlavně protože v době volby nástroje jsem se domníval, že budu potřebovat spouštět Java Virtual Machine vícekrát během průběhu skriptu.</text:span></text:p>
      <text:p text:style-name="Text_20_body"><text:span text:style-name="T9">Původní program převádí arc archiv tak, že předělá metadata uvnitř archivu a jeho obsah – soubory v něm obsažené – pouze jako stream převede do nového warc archivu. </text:span><text:span text:style-name="T1">Můj výsledný upravený program pracuje tak, že během převodu archivu provede pomocí regulárního výrazu filtrování jednotlivých souborů uvnitř archivu. Ty uloží do dočasného adresáře. Potom, co je warc archiv vytvořený, spustí se JHOVE2, který provede analýzu všech souborů v archivu. Nakonec jsou soubory z dočasného adresáře odstraněny. </text:span></text:p>
      <text:p text:style-name="P2">Jako výstup z migrace, je kromě nového warc archivu i soubor ve formátu XML vytvořený programem JHOVE2, který obsahuje souhrn analýzy souborů.</text:p>
      <text:p text:style-name="P2">Ukázku upraveného programu <text:span text:style-name="T4">arc2warc.py</text:span><text:span text:style-name="T8"> pod názvem </text:span><text:span text:style-name="T4">arc2warc_jhove2.py.</text:span> nabízím v příloze AL, kde jsou i moje komentáře k úpravám zdrojového kódu.</text:p>
      <text:h text:style-name="P25" text:outline-level="2">4.7 Výstupy z analýzy obsahu převáděných archivů</text:h>
      <text:p text:style-name="Text_20_body">Na to ještě čekám než to postahuju a zkusím.</text:p>
      <text:h text:style-name="P23" text:outline-level="1">5 Závěr</text:h>
      <text:p text:style-name="Text_20_body">Napiš, že výstupy použiješ jako zprávu pro Národní knihovnu</text:p>
      <text:h text:style-name="P23" text:outline-level="1">Seznam literatury</text:h>
      <text:p text:style-name="seznam_20_literatury">[1] Co je WebArchiv?. WEBARCHIV. <text:span text:style-name="T4">WebArchiv</text:span> [online]. 21.3.2012 [cit. 2012-03-21].Dostupné z: &lt;http://www.webarchiv.cz&gt;.</text:p>
      <text:p text:style-name="seznam_20_literatury">[2] Charakteristika Webarchivu. WEBARCHIV. <text:span text:style-name="T4">Webarchiv</text:span> [online]. 21.3.2012 [cit. 2012-03-21]. Dostupné z: &lt;http://www.webarchiv.cz/wainfo/&gt;.</text:p>
      <text:p text:style-name="seznam_20_literatury">[3]Dokumenty. WEBARCHIV. <text:span text:style-name="T4">Webarchiv</text:span> [online]. 21.3.2012 [cit. 2012-03-21]. Dostupné z: &lt;http://www.webarchiv.cz/dokumenty/&gt;.</text:p>
      <text:p text:style-name="seznam_20_literatury">[4] CELBOVÁ, Ludmila. <text:span text:style-name="T4">Registrace, ochrana a zpřístupnění domácích elektronických zdrojů v síti Internet</text:span>. 2000. Dostupné z: &lt;http://www.webarchiv.cz/files/dokumenty/zpravy/zprava2000.pdf&gt;.</text:p>
      <text:p text:style-name="seznam_20_literatury">[5] CELBOVÁ, Ludmila. <text:span text:style-name="T4">Registrace, ochrana a zpřístupnění domácích elektronických zdrojů v síti Internet</text:span>. 2002. Dostupné z: &lt;http://www.webarchiv.cz/files/dokumenty/zpravy/zprava2001/zprava2001.pdf&gt;.</text:p>
      <text:p text:style-name="seznam_20_literatury">[6] CELBOVÁ, Ludmila. <text:span text:style-name="T4">WebArchiv - vytvoření podmínek pro zpřístupnění českých webových zdrojů: knihovnické, legislativní a technické aspekty</text:span>. 2003. Dostupné z: &lt;http://www.webarchiv.cz/files/dokumenty/zpravy/zprava2002.pdf&gt;.</text:p>
      <text:p text:style-name="seznam_20_literatury">[7] STOKLASOVÁ, Bohdana. <text:span text:style-name="T4">Budování vzájemně kompatibilních informačních systémů pro přístup k heterogenním informačním zdrojům a jejich zastřešení prostřednictvím Jednotné informační brány</text:span><text:span text:style-name="T8">.</text:span><text:span text:style-name="T4"> </text:span>2004. Dostupné z: &lt;http://webarchiv.cz/files/dokumenty/zpravy/Zamer2004Zpravatextrev.doc&gt;.</text:p>
      <text:p text:style-name="seznam_20_literatury">[8] STOKLASOVÁ, Bohdana. <text:span text:style-name="T4">Budování vzájemně kompatibilních informačních systémů pro přístup k heterogenním informačním zdrojům a jejich zastřešení prostřednictvím Jednotné informační brány</text:span>. 2005. Dostupné z: &lt;http://webarchiv.cz/files/dokumenty/zpravy/Zamer2005Zpravatext.doc&gt;.</text:p>
      <text:p text:style-name="seznam_20_literatury">[9] CELBOVÁ, Ludmila. <text:span text:style-name="T4">Ochrana a trvalé zpřístupnění webových zdrojů jako součásti národního kulturního dědictví</text:span>. 2006. Dostupné z: &lt;http://webarchiv.cz/files/dokumenty/zpravy/zprava-VaV_2006-final.rtf&gt;.</text:p>
      <text:p text:style-name="seznam_20_literatury">[10] WEBARCHIV. <text:span text:style-name="T4">Zpráva WebArchiv - obnova dat - 2007</text:span>. Brno, 2007. Dostupné z: &lt;https://docs.google.com/Doc?docid=0AbRV47jJIQggZG5qOHJtZF8yNmRjanM1dg&amp;hl=cs&gt;.</text:p>
      <text:p text:style-name="seznam_20_literatury">[11] CELBOVÁ, Ludmila. <text:span text:style-name="T4">Ochrana a trvalé zpřístupnění webových zdrojů jako součásti národního <text:tab/>kulturního dědictví</text:span>. 2007. Dostupné z: &lt;http://webarchiv.cz/files/dokumenty/zpravy/zprava2007.pdf&gt;.</text:p>
      <text:p text:style-name="seznam_20_literatury">[12]COUFAL, Libor. <text:span text:style-name="T4">Ochrana a trvalé zpřístupnění webových zdrojů jako součásti národního kulturního dědictví</text:span>. 2008. Dostupné z: &lt;http://www.webarchiv.cz/files/dokumenty/zpravy/zprava2008.pdf&gt;.</text:p>
      <text:p text:style-name="seznam_20_literatury">[13] WEBARCHIV. <text:span text:style-name="T4">Zpráva WebArchiv - VISK - 2009. Brno, 2009</text:span>. Dostupné z: &lt;https://docs.google.com/Doc?docid=0AbRV47jJIQggZG5qOHJtZF80NngybjZ3aGY&amp;hl=cs&gt;.</text:p>
      <text:p text:style-name="seznam_20_literatury">[14] WEBARCHIV. <text:span text:style-name="T4">Zpráva WebArchiv - Věda a výzkum - 2010</text:span>. Brno, 2010. Dostupné z: &lt;https://docs.google.com/Doc?docid=0AbRV47jJIQggZG5qOHJtZF8xOGZ4YzNoamRy&amp;hl=cs&gt;.</text:p>
      <text:p text:style-name="seznam_20_literatury">[15] WEBARCHIV. <text:span text:style-name="T4">Zpráva WebArchiv - VISK - 2010</text:span>. Brno, 2010. Dostupné z: &lt;https://docs.google.com/Doc?docid=0AbRV47jJIQggZG5qOHJtZF8xN2Q2cnpxcmZm&amp;hl=cs&gt;.</text:p>
      <text:p text:style-name="seznam_20_literatury">[16] Celoplošné sklizně. WEBARCHIV. <text:span text:style-name="T4">Webarchiv</text:span> [online]. 21.3.2012 [cit. 2012-03-21]. Dostupné z: &lt;http://www.webarchiv.cz/celoplosne-sklizne/&gt;.</text:p>
      <text:p text:style-name="seznam_20_literatury">[17] CC info. WEBARCHIV. <text:span text:style-name="T4">Webarchiv</text:span> [online]. 21.3.2012 [cit. 2012-03-21]. Dostupné z: &lt;http://www.webarchiv.cz/ccinfo/&gt;.</text:p>
      <text:p text:style-name="seznam_20_literatury"><text:soft-page-break/>[18] Gruber, Lukáš. <text:span text:style-name="T4">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4">Právní aspekty implementace projektu „Creative Commons“ v České republice</text:span>. Praha, 2008. Dostupné z: &lt;http://www.creativecommons.cz/wp-<text:tab/>content/uploads/dp_petr_jansa_komplet_xmp.pdf&gt;. Diplomová práce. Univerzita Karlova.</text:p>
      <text:p text:style-name="seznam_20_literatury">[20] Partneři projektu. WEBARCHIV. <text:span text:style-name="T4">Webarchiv</text:span> [online]. 21.3.2012 [cit. 2012-03-21]. Dostupné z: &lt;http://www.webarchiv.cz/partneri-projektu/&gt;.</text:p>
      <text:p text:style-name="seznam_20_literatury">[21] Pro vydavatele. WEBARCHIV. <text:span text:style-name="T4">Webarchiv</text:span> [online]. 21.3.2012 [cit. 2012-03-21]. Dostupné z: &lt;http://www.webarchiv.cz/vydavatele/&gt;.</text:p>
      <text:p text:style-name="seznam_20_literatury">[22] Partneři. WEBARCHIV. <text:span text:style-name="T4">Webarchiv</text:span> [online]. 21.3.2012 [cit. 2012-03-21]. Dostupné z: &lt;http://www.webarchiv.cz/partneri&gt;.</text:p>
      <text:p text:style-name="seznam_20_literatury">[23] Doporučit zdroj. WEBARCHIV. <text:span text:style-name="T4">Webarchiv</text:span> [online]. 21.3.2012 [cit. 2012-03-21]. Dostupné z: &lt;http://www.webarchiv.cz/formular-url/&gt;.</text:p>
      <text:p text:style-name="seznam_20_literatury">[24] Kritéria. WEBARCHIV. <text:span text:style-name="T4">Webarchiv</text:span> [online]. 21.3.2012 [cit. 2012-03-21]. Dostupné z: &lt;http://www.webarchiv.cz/kriteria/&gt;.</text:p>
      <text:p text:style-name="seznam_20_literatury">[25] BARTOŠEK, Miroslav. <text:span text:style-name="T4">Systém pro správu procesu archivace webových informačních zdrojů.</text:span> Brno, 2009. Dostupné z: &lt;http://is.muni.cz/th/173018/fi_b/&gt;. Bakalářské práce. Masarykova univerzita.</text:p>
      <text:p text:style-name="seznam_20_literatury">[26] KUSALÍK, Filip. <text:span text:style-name="T4">Identifikace a omezení přístupu k „nevhodným“ stránkám ve webovém archivu</text:span>. Brno, 2009. Dostupné z: &lt;http://is.muni.cz/th/173018/fi_b/&gt;. Bakalářské práce. Masarykova univerzita.</text:p>
      <text:p text:style-name="seznam_20_literatury">[27] VLČEK, Ivan. <text:span text:style-name="T4">Rozpoznání a archivace českého webu mimo národní doménu</text:span><text:span text:style-name="T8">. Brno</text:span>, 2008. Dostupné z: &lt;http://is.muni.cz/th/172585/fi_b/&gt;. Bakalářské práce. Masarykova univerzita.</text:p>
      <text:p text:style-name="seznam_20_literatury">[28] BELLA, Martin. <text:span text:style-name="T4">Implementace OAI-PMH pro český WebArchiv</text:span>. Brno, 2008. Dostupné z: &lt;http://is.muni.cz/th/98989/fi_b&gt;. Bakalářské práce. Masarykova univerzita.</text:p>
      <text:p text:style-name="seznam_20_literatury">[29] JELÍNKOVÁ, Lenka. <text:span text:style-name="T4">Bibliografický popis elektronických online zdrojů v zahraniční a domácí katalogizační praxi</text:span>. Praha, 2006. Dostupné z: &lt;http://www.webarchiv.cz/files/dokumenty/ostatni/DPjelinkova2006.pdf&gt;. Diplomová práce. Univerzita Karlova.</text:p>
      <text:p text:style-name="seznam_20_literatury">[30] MATĚJKA, Lukáš. <text:span text:style-name="T4">Zpřístupnění archivu českého webu</text:span>. Brno, 2006. Dostupné z: &lt;http://is.muni.cz/th/49968/fi_m&gt;. Diplomová práce. Masarykova univerzita.</text:p>
      <text:p text:style-name="seznam_20_literatury">[31] ŠKODOVÁ, Markéta. <text:span text:style-name="T4">Strategie archivace elektronických online zdrojů a politika jejich výběru do digitálního archivu (se zaměřením na český systém WebArchiv)</text:span>. Praha, 2005. Dostupné z: &lt;http://www.webarchiv.cz/files/dokumenty/zpravy/skodova.doc&gt;. Diplomová práce. Univerzita Karlova.</text:p>
      <text:p text:style-name="seznam_20_literatury">[32] Arc File Format Reference. INTERNET ARCHIVE. <text:span text:style-name="T4">Internet Archive</text:span> [online]. [cit. 2012-03-21]. Dostupné z: &lt;http://www.archive.org/web/researcher/ArcFileFormat.php&gt;.</text:p>
      <text:p text:style-name="seznam_20_literatury">[33] ARC to WARC (to ARC). IA Webteam Confluence. <text:span text:style-name="T4">IA Webteam Confluence.</text:span><text:span text:style-name="T8"> [online]. [cit. 2012-03-21]. Dostupné z: &lt;</text:span>https://webarchive.jira.com/wiki/display/Heritrix/ARC+to+WARC+%28to+ARC%29&gt;.</text:p>
      <text:p text:style-name="P14">[34] ISO/DIS 28500. Information and documentation — The WARC File Format. <text:span text:style-name="T4">Information and documentation — The WARC File Format</text:span> [online]. <text:span text:style-name="T18">New Zealand: ISO, 2008. </text:span>[cit. 2012-04-14]. Dostupné <text:soft-page-break/>z: &lt;http://archive-access.sourceforge.net/warc/WARC_ISO_28500_final_draft%20v018%20Zentveld%20080618.doc&gt;.</text:p>
      <text:p text:style-name="P14">[35] <text:span text:style-name="T18">PROKOP, Martin. Mailová korespondence s pracovníky British Library. 2012.</text:span></text:p>
      <text:p text:style-name="P14"><text:span text:style-name="T18">[36] THE REGENTS OF THE UNIVERSITY OF CALIFORNIA, Ithaka Harbors, Inc., and The Board of Trustees of Leland Stanford Junior University. </text:span><text:span text:style-name="T19">Next-Generation Characterization</text:span><text:span text:style-name="T18">: </text:span><text:span text:style-name="T19">An Update on the JHOVE2 Project</text:span><text:span text:style-name="T18">. The Regents of the University of California, Ithaka Harbors, Inc., and The Board of Trustees of Leland Stanford Junior University., 2011. [cit. 2012-04-14] Dostupné z: &lt;http://bitbucket.org/jhove2/main/wiki/documents/JHOVE2-Users-Guide_20110222.pdf&gt;.</text:span></text:p>
      <text:p text:style-name="seznam_20_literatury"><text:span text:style-name="T16">[37] Hanzo / warc-tools / overview. BITBUCKET. </text:span><text:span text:style-name="T17">BitBucket</text:span><text:span text:style-name="T16"> [online]. 2012 [cit. 2012-04-14]. Dostupné z: &lt;http://code.hanzoarchives.com/warc-tools/overview&gt;.</text:span></text:p>
      <text:p text:style-name="seznam_20_literatury"><text:span text:style-name="T18">[38] Kpk09 </text:span><text:span text:style-name="T16">/ warc-tools / overview. BITBUCKET. </text:span><text:span text:style-name="T17">BitBucket</text:span><text:span text:style-name="T16"> [online]. 2012 [cit. 2012-04-14]. Dostupné z: &lt;https://bitbucket.org/kpk09/warc-tools/overview&gt;.</text:span></text:p>
      <text:p text:style-name="P15"/>
      <text:p text:style-name="P15"/>
      <text:p text:style-name="P15"/>
      <text:p text:style-name="P15"/>
      <text:p text:style-name="seznam_20_literatury">Masanès, Julien (Ed.): Web Archiving. Berlin, Heidelberg, Springer-Verlag, 2006.</text:p>
      <text:h text:style-name="P23"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margin-left="7mm" fo:margin-right="0mm" fo:line-height="150%" fo:text-align="start" style:justify-single-word="false" fo:text-indent="-7mm" style:auto-text-indent="false" style:page-number="auto">
        <style:tab-stops/>
      </style:paragraph-properties>
      <style:text-properties fo:font-size="10pt"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3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47</text:page-number> –</text:p>
      </style:footer>
    </style:master-page>
    <style:master-page style:name="HTML" style:page-layout-name="Mpm2">
      <style:header>
        <text:p text:style-name="Header"/>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5T13:53:43</dc:date>
    <dc:creator>Martin Prokop</dc:creator>
    <meta:editing-duration>P5DT3H8M</meta:editing-duration>
    <meta:editing-cycles>2627</meta:editing-cycles>
    <meta:document-statistic meta:table-count="1" meta:image-count="0" meta:object-count="0" meta:page-count="47" meta:paragraph-count="596" meta:word-count="11066" meta:character-count="78241" meta:non-whitespace-character-count="67922"/>
  </office:meta>
</office:document-meta>
</file>